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rokerMessageHandlerTests.conn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BrokerMessageHandlerTests.createConnectMessage( String sessionId , Principal user , long [ ] heartbe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BrokerMessageHandlerTests.readInactiv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mpleBrokerMessageHandlerTests.subscribePubl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BrokerMessageHandlerTests.heartbeatValueWithAndWithoutTask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BrokerMessageHandlerTests.readWriteIntervalCalcul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BrokerMessageHandlerTests.writeInactiv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mpleBrokerMessag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BrokerMessageHandlerTests.startWithHeartbeatValueWithoutTask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BrokerMessageHandlerTests.messageCaptured( String sessionId , String subscriptionId , String destin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BrokerMessageHandlerTests.startWithOneZeroHeartbe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BrokerMessageHandlerTests.subscribeDisconnectPubli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impleBrokerMessageHandlerTests.createSubscriptionMessage( String sessionId , String subscriptionId ,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BrokerMessageHandlerTests.startSessi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BrokerMessageHandlerTests.startAndStopWithHeartbe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BrokerMessageHandlerTests.createMessage( String destination ,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